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heetRenderer.storeFooterHeight( FacesContext faces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heetRenderer.writeLinkElement( TobagoResponseWriter writer , String str , String skip , String id , String hrefPostfix , boolean makeLink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heetRenderer.prepareRendersChildren( FacesContext 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heetRenderer.getContentBorder( FacesContext facesContext , UIData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eetRenderer.createMenuItem( final Application application , String label , String 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heetRenderer.layoutBegin( FacesContext 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eetRenderer.isValidPagingAttribute( UIData componen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eetRenderer.getFooterHeight( FacesContext facesContext , UIComponent compon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heetRenderer.getSelectedRows( UIData data , SheetState stat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heetRenderer.isValidPagingValue( Stri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heetRenderer.getRowPadding( FacesContext faces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eetRenderer.parseFixedWidth( FacesContext facesContext , LayoutInfo layoutInfo , List &lt; UIColumn &gt; rendereredColumn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">
            <text:p text:style-name="Table_20_Contents">6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SheetRenderer.createSheetPagingInfo( UIData data , FacesContext facesContext , String pagerCommandId , boolean row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SheetRenderer.renderColumnHeader( FacesContext facesContext , TobagoResponseWriter writer , UIData component , int columnIndex , UIColumn column , String imageAscending , String imageDescending , String imageUnsorted , String image1x1 , int sortMarkerWidth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20">
            <text:p text:style-name="Table_20_Contents">20</text:p>
          </table:table-cell>
          <table:table-cell office:value-type="float" office:value="90">
            <text:p text:style-name="Table_20_Contents">90</text:p>
          </table:table-cell>
        </table:table-row>
        <table:table-row>
          <table:table-cell office:value-type="string">
            <text:p text:style-name="Table_20_Contents">SheetRenderer.encodeAjax( FacesContext facesContext , UIComponent componen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">
            <text:p text:style-name="Table_20_Contents">6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heetRenderer.renderColumnHeaderLabel( FacesContext facesContext , TobagoResponseWriter writer , UIColumn column , int sortMarkerWidth , String align , String image1x1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heetRenderer.encodeChildren( FacesContext 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heetRenderer.encodeEnd( FacesContext facesContext , UIComponent uiComponent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5">
            <text:p text:style-name="Table_20_Contents">15</text:p>
          </table:table-cell>
          <table:table-cell office:value-type="float" office:value="61">
            <text:p text:style-name="Table_20_Contents">61</text:p>
          </table:table-cell>
        </table:table-row>
        <table:table-row>
          <table:table-cell office:value-type="string">
            <text:p text:style-name="Table_20_Contents">SheetRenderer.getRenders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eetRenderer.getFixedHeight( FacesContext facesContext , UIComponent compon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heetRenderer.prepareDimensions( FacesContext facesContext , UIData data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SheetRenderer.getScrollbarWidth( FacesContext faces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eetRenderer.getPagingAttribute( UIData component ,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heetRenderer.createPagingCommand( Application application , PageAction command , boolean dis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heetRenderer.layoutEnd( FacesContext context , UIComponent compon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heetRenderer.link( FacesContext facesContext , Application application , boolean disabled , PageAction command , UIData data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heetRenderer.renderColumnSelectorHeader( FacesContext facesContext , TobagoResponseWriter writer , UIData component , UIColumn colum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SheetRenderer.prepareRender( FacesContext facesContext , UIComponent compon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heetRenderer.ensureColumnWidthList( FacesContext facesContext , UIData data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6">
            <text:p text:style-name="Table_20_Contents">16</text:p>
          </table:table-cell>
          <table:table-cell office:value-type="float" office:value="64">
            <text:p text:style-name="Table_20_Contents">64</text:p>
          </table:table-cell>
        </table:table-row>
        <table:table-row>
          <table:table-cell office:value-type="string">
            <text:p text:style-name="Table_20_Contents">SheetRenderer.getPrepareRenders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eetRenderer.writeDirectPagingLinks( TobagoResponseWriter writer , FacesContext facesContext , Application application , UIData data )</text:p>
          </table:table-cell>
          <table:table-cell office:value-type="float" office:value="25">
            <text:p text:style-name="Table_20_Contents">25</text:p>
          </table:table-cell>
          <table:table-cell office:value-type="float" office:value="51">
            <text:p text:style-name="Table_20_Contents">51</text:p>
          </table:table-cell>
          <table:table-cell office:value-type="float" office:value="86">
            <text:p text:style-name="Table_20_Contents">86</text:p>
          </table:table-cell>
        </table:table-row>
        <table:table-row>
          <table:table-cell office:value-type="string">
            <text:p text:style-name="Table_20_Contents">SheetRenderer.decode( FacesContext facesContext , UIComponent componen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SheetRenderer.renderSheet( FacesContext facesContext , UIData data , boolean hasClickAction )</text:p>
          </table:table-cell>
          <table:table-cell office:value-type="float" office:value="34">
            <text:p text:style-name="Table_20_Contents">34</text:p>
          </table:table-cell>
          <table:table-cell office:value-type="float" office:value="51">
            <text:p text:style-name="Table_20_Contents">51</text:p>
          </table:table-cell>
          <table:table-cell office:value-type="float" office:value="287">
            <text:p text:style-name="Table_20_Contents">287</text:p>
          </table:table-cell>
        </table:table-row>
        <table:table-row>
          <table:table-cell office:value-type="string">
            <text:p text:style-name="Table_20_Contents">SheetRenderer.getAscendingMarkerWidth( FacesContext faces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eetRenderer.needVerticalScrollbar( FacesContext facesContext , UIData data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7">
            <text:p text:style-name="Table_20_Contents">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